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100000039BDD29418153F5E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njaliOldLipi" svg:font-family="AnjaliOldLipi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njaliOldLipi" fo:font-size="12pt" officeooo:paragraph-rsid="001d2911" style:font-size-asian="12pt" style:font-size-complex="12pt"/>
    </style:style>
    <style:style style:name="P2" style:family="paragraph" style:parent-style-name="Standard">
      <style:text-properties style:font-name="AnjaliOldLipi" fo:font-size="12pt" officeooo:rsid="001d2911" officeooo:paragraph-rsid="001e86fd" style:font-size-asian="12pt" style:font-size-complex="12pt"/>
    </style:style>
    <style:style style:name="P3" style:family="paragraph" style:parent-style-name="Standard">
      <style:text-properties style:font-name="AnjaliOldLipi" fo:font-size="12pt" officeooo:rsid="001d2911" officeooo:paragraph-rsid="001d2911" style:font-size-asian="12pt" style:font-size-complex="12pt"/>
    </style:style>
    <style:style style:name="P4" style:family="paragraph" style:parent-style-name="Standard">
      <style:text-properties style:font-name="AnjaliOldLipi" fo:font-size="12pt" officeooo:rsid="001ee68e" officeooo:paragraph-rsid="001ee68e" style:font-size-asian="12pt" style:font-size-complex="12pt"/>
    </style:style>
    <style:style style:name="P5" style:family="paragraph" style:parent-style-name="Standard">
      <style:text-properties style:font-name="AnjaliOldLipi" fo:font-size="12pt" officeooo:rsid="0020d1c0" officeooo:paragraph-rsid="0020d1c0" style:font-size-asian="12pt" style:font-size-complex="12pt"/>
    </style:style>
    <style:style style:name="P6" style:family="paragraph" style:parent-style-name="Standard">
      <style:text-properties style:font-name="AnjaliOldLipi" fo:font-size="12pt" officeooo:rsid="002ff025" officeooo:paragraph-rsid="002ff025" style:font-size-asian="12pt" style:font-size-complex="12pt"/>
    </style:style>
    <style:style style:name="P7" style:family="paragraph" style:parent-style-name="Standard">
      <style:text-properties style:font-name="AnjaliOldLipi" fo:font-size="12pt" officeooo:rsid="0030ca5c" officeooo:paragraph-rsid="0030ca5c" style:font-size-asian="12pt" style:font-size-complex="12pt"/>
    </style:style>
    <style:style style:name="P8" style:family="paragraph" style:parent-style-name="Standard">
      <style:text-properties style:font-name="AnjaliOldLipi" fo:font-size="12pt" officeooo:rsid="0032beea" officeooo:paragraph-rsid="0032beea" style:font-size-asian="12pt" style:font-size-complex="12pt"/>
    </style:style>
    <style:style style:name="P9" style:family="paragraph" style:parent-style-name="Standard">
      <style:text-properties style:font-name="AnjaliOldLipi" fo:font-size="14pt" officeooo:paragraph-rsid="001d2911" style:font-size-asian="14pt" style:font-size-complex="14pt"/>
    </style:style>
    <style:style style:name="P10" style:family="paragraph" style:parent-style-name="Standard" style:list-style-name="L1">
      <style:text-properties style:font-name="AnjaliOldLipi" fo:font-size="14pt" officeooo:paragraph-rsid="002323be" style:font-size-asian="14pt" style:font-size-complex="14pt"/>
    </style:style>
    <style:style style:name="P11" style:family="paragraph" style:parent-style-name="Standard">
      <style:text-properties style:font-name="AnjaliOldLipi" fo:font-size="14pt" officeooo:paragraph-rsid="002323be" style:font-size-asian="14pt" style:font-size-complex="14pt"/>
    </style:style>
    <style:style style:name="P12" style:family="paragraph" style:parent-style-name="Standard">
      <style:text-properties style:font-name="AnjaliOldLipi" fo:font-size="14pt" officeooo:rsid="00273047" officeooo:paragraph-rsid="00279aca" style:font-size-asian="14pt" style:font-size-complex="14pt"/>
    </style:style>
    <style:style style:name="P13" style:family="paragraph" style:parent-style-name="Standard">
      <style:text-properties style:font-name="AnjaliOldLipi" fo:font-size="18pt" fo:font-weight="bold" officeooo:rsid="0028d544" officeooo:paragraph-rsid="0028d544" style:font-size-asian="18pt" style:font-weight-asian="bold" style:font-size-complex="18pt" style:font-weight-complex="bold"/>
    </style:style>
    <style:style style:name="P14" style:family="paragraph" style:parent-style-name="Standard">
      <style:text-properties style:font-name="AnjaliOldLipi" fo:font-size="18pt" fo:font-weight="bold" officeooo:rsid="002cc6f2" officeooo:paragraph-rsid="002cc6f2" style:font-size-asian="18pt" style:font-weight-asian="bold" style:font-size-complex="18pt" style:font-weight-complex="bold"/>
    </style:style>
    <style:style style:name="P15" style:family="paragraph" style:parent-style-name="Standard" style:list-style-name="L2">
      <style:text-properties officeooo:paragraph-rsid="001e86fd"/>
    </style:style>
    <style:style style:name="P16" style:family="paragraph" style:parent-style-name="Standard" style:list-style-name="L2">
      <style:text-properties officeooo:paragraph-rsid="001d3f74"/>
    </style:style>
    <style:style style:name="P17" style:family="paragraph" style:parent-style-name="Standard" style:list-style-name="L3">
      <style:text-properties officeooo:paragraph-rsid="001e86fd"/>
    </style:style>
    <style:style style:name="P18" style:family="paragraph" style:parent-style-name="Heading_20_1" style:master-page-name="Standard">
      <style:paragraph-properties style:page-number="auto"/>
      <style:text-properties fo:color="#000000" style:font-name="AnjaliOldLipi" fo:font-size="26pt" officeooo:paragraph-rsid="001d2911" style:font-size-asian="26pt" style:font-size-complex="26pt"/>
    </style:style>
    <style:style style:name="T1" style:family="text">
      <style:text-properties officeooo:rsid="0020d1c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2911" style:font-weight-asian="bold" style:font-weight-complex="bold"/>
    </style:style>
    <style:style style:name="T4" style:family="text">
      <style:text-properties officeooo:rsid="002323be"/>
    </style:style>
    <style:style style:name="T5" style:family="text">
      <style:text-properties officeooo:rsid="00235764"/>
    </style:style>
    <style:style style:name="T6" style:family="text">
      <style:text-properties officeooo:rsid="0025c5bd"/>
    </style:style>
    <style:style style:name="T7" style:family="text">
      <style:text-properties officeooo:rsid="00279aca"/>
    </style:style>
    <style:style style:name="T8" style:family="text">
      <style:text-properties style:font-name="AnjaliOldLipi" fo:font-size="12pt" officeooo:rsid="001d3f74" style:font-size-asian="12pt" style:font-size-complex="12pt"/>
    </style:style>
    <style:style style:name="T9" style:family="text">
      <style:text-properties style:font-name="AnjaliOldLipi" fo:font-size="12pt" officeooo:rsid="001e86fd" style:font-size-asian="12pt" style:font-size-complex="12pt"/>
    </style:style>
    <style:style style:name="T10" style:family="text">
      <style:text-properties style:font-name="AnjaliOldLipi" fo:font-size="12pt" officeooo:rsid="002a1c1f" style:font-size-asian="12pt" style:font-size-complex="12pt"/>
    </style:style>
    <style:style style:name="T11" style:family="text">
      <style:text-properties style:font-name="AnjaliOldLipi" fo:font-size="12pt" officeooo:rsid="002bc301" style:font-size-asian="12pt" style:font-size-complex="12pt"/>
    </style:style>
    <style:style style:name="T12" style:family="text">
      <style:text-properties style:font-name="AnjaliOldLipi" fo:font-size="12pt" fo:font-weight="bold" officeooo:rsid="001d2911" style:font-size-asian="12pt" style:font-weight-asian="bold" style:font-size-complex="12pt" style:font-weight-complex="bold"/>
    </style:style>
    <style:style style:name="T13" style:family="text">
      <style:text-properties fo:color="#000000" style:font-name="AnjaliOldLipi" fo:font-size="12pt" fo:font-weight="bold" officeooo:rsid="001d2911" style:font-size-asian="12pt" style:font-weight-asian="bold" style:font-size-complex="12pt" style:font-weight-complex="bold"/>
    </style:style>
    <style:style style:name="T14" style:family="text">
      <style:text-properties fo:color="#000000" style:font-name="AnjaliOldLipi" fo:font-size="12pt" fo:font-style="italic" fo:font-weight="bold" officeooo:rsid="001d2911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officeooo:rsid="002e69cb"/>
    </style:style>
    <style:style style:name="T16" style:family="text">
      <style:text-properties officeooo:rsid="0033595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bookmark-start text:name="_Toc453543624"/>Aktienmarkt<text:bookmark-end text:name="_Toc453543624"/></text:h>
      <text:p text:style-name="P9"/>
      <text:list xml:id="list2532758268066986054" text:style-name="L1">
        <text:list-item>
          <text:p text:style-name="P10"><text:span text:style-name="T2">Primär</text:span><text:span text:style-name="T3">er</text:span><text:span text:style-name="T2"> Aktienmarkt:</text:span> <text:line-break/>Erster Handel <text:span text:style-name="T4">mit</text:span> Aktien an d<text:span text:style-name="T4">er Börse</text:span>. <text:span text:style-name="T6">(emittiert)</text:span></text:p>
        </text:list-item>
        <text:list-item>
          <text:p text:style-name="P10"><text:span text:style-name="T2">Sekundärmarkt: </text:span><text:line-break/><text:span text:style-name="T5">Der Handel von Aktien mit welchen schon gehandelt worden ist</text:span>.</text:p>
        </text:list-item>
      </text:list>
      <text:p text:style-name="P11"/>
      <text:p text:style-name="P12">Aktionäre bekommen das Recht an der Generalversammlung abzustimmen und auf Dividenden --<text:span text:style-name="T7">&gt; Gewinnauschüttungen </text:span>(falls vorhanden).</text:p>
      <text:p text:style-name="P1"/>
      <text:p text:style-name="P13">Begriffe</text:p>
      <text:p text:style-name="P2"/>
      <text:list xml:id="list972459421929097173" text:style-name="L2">
        <text:list-item>
          <text:p text:style-name="P15"><text:span text:style-name="T12">Marktwert:<text:line-break/></text:span><text:span text:style-name="T8">Soviel Geld, wie die Aktie </text:span><text:span text:style-name="T10">im </text:span><text:span text:style-name="T8">aktuell</text:span><text:span text:style-name="T10">en Zustand</text:span><text:span text:style-name="T8"> auf dem Markt wert ist.</text:span></text:p>
        </text:list-item>
      </text:list>
      <text:p text:style-name="P3"/>
      <text:list xml:id="list192712885551208" text:continue-numbering="true" text:style-name="L2">
        <text:list-item>
          <text:p text:style-name="P16"><text:span text:style-name="T14">Ausgabewert:<text:line-break/></text:span><text:span text:style-name="T9">D</text:span><text:span text:style-name="T8">er Wert zu dem neu ausgegebene Wertpapiere angebotern werden </text:span><text:span text:style-name="T11">(Bestimmt durch den Emmisionswert)</text:span><text:span text:style-name="T8">.</text:span></text:p>
        </text:list-item>
      </text:list>
      <text:p text:style-name="P3"><text:s/></text:p>
      <text:list xml:id="list3818889143322627554" text:style-name="L3">
        <text:list-item>
          <text:p text:style-name="P17"><text:span text:style-name="T13">Nennwert: <text:line-break/></text:span><text:span text:style-name="T8">Der originelle Wert der Aktien. Dieser Gibt gibt an, mit welchem Anteil der Aktionär am Grundkapital der Aktiegesellschaft beteiligt ist.</text:span></text:p>
        </text:list-item>
      </text:list>
      <text:p text:style-name="P3"/>
      <text:p text:style-name="P3"/>
      <text:p text:style-name="P14">Formel</text:p>
      <text:p text:style-name="P3"/>
      <text:p text:style-name="P4">Ra <text:tab/><text:span text:style-name="T1">= Aktienrendite</text:span></text:p>
      <text:p text:style-name="P5">Di<text:tab/>= Dividende <text:span text:style-name="T15">(Gesamtzahl der Dividenden: Dividende 1, Dividende 2 ...)</text:span></text:p>
      <text:p text:style-name="P6">PT<text:tab/>= Markwert</text:p>
      <text:p text:style-name="P7">Pt<text:tab/>= Nennwert</text:p>
      <text:p text:style-name="P7"/>
      <text:p text:style-name="P7"><draw:frame draw:style-name="fr1" draw:name="Bild1" text:anchor-type="paragraph" svg:width="16.96cm" svg:height="1.508cm" draw:z-index="0"><draw:image xlink:href="Pictures/100002010000028100000039BDD29418153F5EC0.png" xlink:type="simple" xlink:show="embed" xlink:actuate="onLoad"/></draw:frame></text:p>
      <text:p text:style-name="P7"/>
      <text:p text:style-name="P8">Ra = PT + (Di1 + Di2) – Pt / 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njaliOldLipi" svg:font-family="AnjaliOldLipi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de" style:country-asian="D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21S</meta:editing-duration>
    <meta:editing-cycles>24</meta:editing-cycles>
    <meta:generator>LibreOffice/5.1.2.2$Linux_X86_64 LibreOffice_project/10m0$Build-2</meta:generator>
    <dc:date>2017-01-28T19:27:12.137901403</dc:date>
    <meta:document-statistic meta:table-count="0" meta:image-count="1" meta:object-count="0" meta:page-count="1" meta:paragraph-count="15" meta:word-count="124" meta:character-count="799" meta:non-whitespace-character-count="689"/>
    <meta:user-defined meta:name="Info 1"/>
    <meta:user-defined meta:name="Info 2"/>
    <meta:user-defined meta:name="Info 3"/>
    <meta:user-defined meta:name="Info 4"/>
  </office:meta>
</office:document-meta>
</file>